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51.8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dam_home_pc_s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65815" calcext:value-type="float">
            <text:p>2.65815</text:p>
          </table:table-cell>
          <table:table-cell table:formula="of:=AVERAGE([.F4:.F31])" office:value-type="float" office:value="3.48170678571429" calcext:value-type="float">
            <text:p>3.4817067857</text:p>
          </table:table-cell>
          <table:table-cell table:formula="of:=([.F4] - 3.4817067857) / 1.2833369051" office:value-type="float" office:value="-0.641730774223957" calcext:value-type="float">
            <text:p>-0.641730774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00" calcext:value-type="float">
            <text:p>900</text:p>
          </table:table-cell>
          <table:table-cell office:value-type="float" office:value="2.66289" calcext:value-type="float">
            <text:p>2.66289</text:p>
          </table:table-cell>
          <table:table-cell table:formula="of:=STDEV([.F4:.F31])" office:value-type="float" office:value="1.28333690513516" calcext:value-type="float">
            <text:p>1.2833369051</text:p>
          </table:table-cell>
          <table:table-cell table:formula="of:=([.F5] - 3.4817067857) / 1.2833369051" office:value-type="float" office:value="-0.63803727801017" calcext:value-type="float">
            <text:p>-0.6380372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00" calcext:value-type="float">
            <text:p>800</text:p>
          </table:table-cell>
          <table:table-cell office:value-type="float" office:value="2.66237" calcext:value-type="float">
            <text:p>2.66237</text:p>
          </table:table-cell>
          <table:table-cell/>
          <table:table-cell table:formula="of:=([.F6] - 3.4817067857) / 1.2833369051" office:value-type="float" office:value="-0.638442471687632" calcext:value-type="float">
            <text:p>-0.638442471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00" calcext:value-type="float">
            <text:p>700</text:p>
          </table:table-cell>
          <table:table-cell office:value-type="float" office:value="2.66807" calcext:value-type="float">
            <text:p>2.66807</text:p>
          </table:table-cell>
          <table:table-cell/>
          <table:table-cell table:formula="of:=([.F7] - 3.4817067857) / 1.2833369051" office:value-type="float" office:value="-0.634000925607761" calcext:value-type="float">
            <text:p>-0.63400092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00" calcext:value-type="float">
            <text:p>600</text:p>
          </table:table-cell>
          <table:table-cell office:value-type="float" office:value="2.67014" calcext:value-type="float">
            <text:p>2.67014</text:p>
          </table:table-cell>
          <table:table-cell/>
          <table:table-cell table:formula="of:=([.F8] - 3.4817067857) / 1.2833369051" office:value-type="float" office:value="-0.632387943084019" calcext:value-type="float">
            <text:p>-0.632387943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00" calcext:value-type="float">
            <text:p>500</text:p>
          </table:table-cell>
          <table:table-cell office:value-type="float" office:value="2.6812" calcext:value-type="float">
            <text:p>2.6812</text:p>
          </table:table-cell>
          <table:table-cell/>
          <table:table-cell table:formula="of:=([.F9] - 3.4817067857) / 1.2833369051" office:value-type="float" office:value="-0.623769785251849" calcext:value-type="float">
            <text:p>-0.62376978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00" calcext:value-type="float">
            <text:p>400</text:p>
          </table:table-cell>
          <table:table-cell office:value-type="float" office:value="2.68993" calcext:value-type="float">
            <text:p>2.68993</text:p>
          </table:table-cell>
          <table:table-cell/>
          <table:table-cell table:formula="of:=([.F10] - 3.4817067857) / 1.2833369051" office:value-type="float" office:value="-0.616967206782153" calcext:value-type="float">
            <text:p>-0.616967206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00" calcext:value-type="float">
            <text:p>300</text:p>
          </table:table-cell>
          <table:table-cell office:value-type="float" office:value="2.70919" calcext:value-type="float">
            <text:p>2.70919</text:p>
          </table:table-cell>
          <table:table-cell/>
          <table:table-cell table:formula="of:=([.F11] - 3.4817067857) / 1.2833369051" office:value-type="float" office:value="-0.601959456343854" calcext:value-type="float">
            <text:p>-0.601959456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.72484" calcext:value-type="float">
            <text:p>2.72484</text:p>
          </table:table-cell>
          <table:table-cell/>
          <table:table-cell table:formula="of:=([.F12] - 3.4817067857) / 1.2833369051" office:value-type="float" office:value="-0.589764685089473" calcext:value-type="float">
            <text:p>-0.589764685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.77932" calcext:value-type="float">
            <text:p>2.77932</text:p>
          </table:table-cell>
          <table:table-cell/>
          <table:table-cell table:formula="of:=([.F13] - 3.4817067857) / 1.2833369051" office:value-type="float" office:value="-0.547312855189237" calcext:value-type="float">
            <text:p>-0.54731285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0" calcext:value-type="float">
            <text:p>90</text:p>
          </table:table-cell>
          <table:table-cell office:value-type="float" office:value="2.79103" calcext:value-type="float">
            <text:p>2.79103</text:p>
          </table:table-cell>
          <table:table-cell/>
          <table:table-cell table:formula="of:=([.F14] - 3.4817067857) / 1.2833369051" office:value-type="float" office:value="-0.53818820526024" calcext:value-type="float">
            <text:p>-0.53818820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0" calcext:value-type="float">
            <text:p>80</text:p>
          </table:table-cell>
          <table:table-cell office:value-type="float" office:value="2.80318" calcext:value-type="float">
            <text:p>2.80318</text:p>
          </table:table-cell>
          <table:table-cell/>
          <table:table-cell table:formula="of:=([.F15] - 3.4817067857) / 1.2833369051" office:value-type="float" office:value="-0.528720699142621" calcext:value-type="float">
            <text:p>-0.528720699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0" calcext:value-type="float">
            <text:p>70</text:p>
          </table:table-cell>
          <table:table-cell office:value-type="float" office:value="2.81823" calcext:value-type="float">
            <text:p>2.81823</text:p>
          </table:table-cell>
          <table:table-cell/>
          <table:table-cell table:formula="of:=([.F16] - 3.4817067857) / 1.2833369051" office:value-type="float" office:value="-0.516993459054543" calcext:value-type="float">
            <text:p>-0.516993459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0" calcext:value-type="float">
            <text:p>60</text:p>
          </table:table-cell>
          <table:table-cell office:value-type="float" office:value="2.83775" calcext:value-type="float">
            <text:p>2.83775</text:p>
          </table:table-cell>
          <table:table-cell/>
          <table:table-cell table:formula="of:=([.F17] - 3.4817067857) / 1.2833369051" office:value-type="float" office:value="-0.501783111777512" calcext:value-type="float">
            <text:p>-0.50178311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0" calcext:value-type="float">
            <text:p>50</text:p>
          </table:table-cell>
          <table:table-cell office:value-type="float" office:value="2.86467" calcext:value-type="float">
            <text:p>2.86467</text:p>
          </table:table-cell>
          <table:table-cell/>
          <table:table-cell table:formula="of:=([.F18] - 3.4817067857) / 1.2833369051" office:value-type="float" office:value="-0.480806546782756" calcext:value-type="float">
            <text:p>-0.480806546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0" calcext:value-type="float">
            <text:p>40</text:p>
          </table:table-cell>
          <table:table-cell office:value-type="float" office:value="2.9141" calcext:value-type="float">
            <text:p>2.9141</text:p>
          </table:table-cell>
          <table:table-cell/>
          <table:table-cell table:formula="of:=([.F19] - 3.4817067857) / 1.2833369051" office:value-type="float" office:value="-0.442289770865563" calcext:value-type="float">
            <text:p>-0.44228977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0" calcext:value-type="float">
            <text:p>30</text:p>
          </table:table-cell>
          <table:table-cell office:value-type="float" office:value="2.97318" calcext:value-type="float">
            <text:p>2.97318</text:p>
          </table:table-cell>
          <table:table-cell/>
          <table:table-cell table:formula="of:=([.F20] - 3.4817067857) / 1.2833369051" office:value-type="float" office:value="-0.396253535357011" calcext:value-type="float">
            <text:p>-0.39625353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0" calcext:value-type="float">
            <text:p>20</text:p>
          </table:table-cell>
          <table:table-cell office:value-type="float" office:value="3.10233" calcext:value-type="float">
            <text:p>3.10233</text:p>
          </table:table-cell>
          <table:table-cell/>
          <table:table-cell table:formula="of:=([.F21] - 3.4817067857) / 1.2833369051" office:value-type="float" office:value="-0.295617451810473" calcext:value-type="float">
            <text:p>-0.29561745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" calcext:value-type="float">
            <text:p>10</text:p>
          </table:table-cell>
          <table:table-cell office:value-type="float" office:value="3.48899" calcext:value-type="float">
            <text:p>3.48899</text:p>
          </table:table-cell>
          <table:table-cell/>
          <table:table-cell table:formula="of:=([.F22] - 3.4817067857) / 1.2833369051" office:value-type="float" office:value="0.00567521612684597" calcext:value-type="float">
            <text:p>0.005675216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" calcext:value-type="float">
            <text:p>9</text:p>
          </table:table-cell>
          <table:table-cell office:value-type="float" office:value="3.53961" calcext:value-type="float">
            <text:p>3.53961</text:p>
          </table:table-cell>
          <table:table-cell/>
          <table:table-cell table:formula="of:=([.F23] - 3.4817067857) / 1.2833369051" office:value-type="float" office:value="0.0451192621905376" calcext:value-type="float">
            <text:p>0.04511926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" calcext:value-type="float">
            <text:p>8</text:p>
          </table:table-cell>
          <table:table-cell office:value-type="float" office:value="3.66423" calcext:value-type="float">
            <text:p>3.66423</text:p>
          </table:table-cell>
          <table:table-cell/>
          <table:table-cell table:formula="of:=([.F24] - 3.4817067857) / 1.2833369051" office:value-type="float" office:value="0.142225485431495" calcext:value-type="float">
            <text:p>0.14222548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" calcext:value-type="float">
            <text:p>7</text:p>
          </table:table-cell>
          <table:table-cell office:value-type="float" office:value="3.79357" calcext:value-type="float">
            <text:p>3.79357</text:p>
          </table:table-cell>
          <table:table-cell/>
          <table:table-cell table:formula="of:=([.F25] - 3.4817067857) / 1.2833369051" office:value-type="float" office:value="0.243009620514029" calcext:value-type="float">
            <text:p>0.24300962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" calcext:value-type="float">
            <text:p>6</text:p>
          </table:table-cell>
          <table:table-cell office:value-type="float" office:value="3.99707" calcext:value-type="float">
            <text:p>3.99707</text:p>
          </table:table-cell>
          <table:table-cell/>
          <table:table-cell table:formula="of:=([.F26] - 3.4817067857) / 1.2833369051" office:value-type="float" office:value="0.40158060775151" calcext:value-type="float">
            <text:p>0.40158060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" calcext:value-type="float">
            <text:p>5</text:p>
          </table:table-cell>
          <table:table-cell office:value-type="float" office:value="4.28429" calcext:value-type="float">
            <text:p>4.28429</text:p>
          </table:table-cell>
          <table:table-cell/>
          <table:table-cell table:formula="of:=([.F27] - 3.4817067857) / 1.2833369051" office:value-type="float" office:value="0.625387777060351" calcext:value-type="float">
            <text:p>0.625387777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" calcext:value-type="float">
            <text:p>4</text:p>
          </table:table-cell>
          <table:table-cell office:value-type="float" office:value="4.67007" calcext:value-type="float">
            <text:p>4.67007</text:p>
          </table:table-cell>
          <table:table-cell/>
          <table:table-cell table:formula="of:=([.F28] - 3.4817067857) / 1.2833369051" office:value-type="float" office:value="0.925994732620426" calcext:value-type="float">
            <text:p>0.925994732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" calcext:value-type="float">
            <text:p>3</text:p>
          </table:table-cell>
          <table:table-cell office:value-type="float" office:value="5.47998" calcext:value-type="float">
            <text:p>5.47998</text:p>
          </table:table-cell>
          <table:table-cell/>
          <table:table-cell table:formula="of:=([.F29] - 3.4817067857) / 1.2833369051" office:value-type="float" office:value="1.55709167745339" calcext:value-type="float">
            <text:p>1.55709167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" calcext:value-type="float">
            <text:p>2</text:p>
          </table:table-cell>
          <table:table-cell office:value-type="float" office:value="7.28353" calcext:value-type="float">
            <text:p>7.28353</text:p>
          </table:table-cell>
          <table:table-cell/>
          <table:table-cell table:formula="of:=([.F30] - 3.4817067857) / 1.2833369051" office:value-type="float" office:value="2.96245140242714" calcext:value-type="float">
            <text:p>2.962451402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" calcext:value-type="float">
            <text:p>1</text:p>
          </table:table-cell>
          <table:table-cell office:value-type="float" office:value="7.27588" calcext:value-type="float">
            <text:p>7.27588</text:p>
          </table:table-cell>
          <table:table-cell/>
          <table:table-cell table:formula="of:=([.F31] - 3.4817067857) / 1.2833369051" office:value-type="float" office:value="2.95649038005679" calcext:value-type="float">
            <text:p>2.956490380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19336" calcext:value-type="float">
            <text:p>0.919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925714" calcext:value-type="float">
            <text:p>0.92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924195" calcext:value-type="float">
            <text:p>0.924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928291" calcext:value-type="float">
            <text:p>0.928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938058" calcext:value-type="float">
            <text:p>0.938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955066" calcext:value-type="float">
            <text:p>0.955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966897" calcext:value-type="float">
            <text:p>0.96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997902" calcext:value-type="float">
            <text:p>0.99790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44991" calcext:value-type="float">
            <text:p>0.844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857145" calcext:value-type="float">
            <text:p>0.857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884207" calcext:value-type="float">
            <text:p>0.884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853861" calcext:value-type="float">
            <text:p>0.853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85501" calcext:value-type="float">
            <text:p>0.85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852205" calcext:value-type="float">
            <text:p>0.852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853579" calcext:value-type="float">
            <text:p>0.853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861898" calcext:value-type="float">
            <text:p>0.861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879395" calcext:value-type="float">
            <text:p>0.879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890449" calcext:value-type="float">
            <text:p>0.890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0" calcext:value-type="float">
            <text:p>90</text:p>
          </table:table-cell>
          <table:table-cell office:value-type="float" office:value="0.896488" calcext:value-type="float">
            <text:p>0.896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0" calcext:value-type="float">
            <text:p>80</text:p>
          </table:table-cell>
          <table:table-cell office:value-type="float" office:value="0.906154" calcext:value-type="float">
            <text:p>0.90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0" calcext:value-type="float">
            <text:p>70</text:p>
          </table:table-cell>
          <table:table-cell office:value-type="float" office:value="0.903685" calcext:value-type="float">
            <text:p>0.903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0" calcext:value-type="float">
            <text:p>60</text:p>
          </table:table-cell>
          <table:table-cell office:value-type="float" office:value="0.919767" calcext:value-type="float">
            <text:p>0.919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0" calcext:value-type="float">
            <text:p>50</text:p>
          </table:table-cell>
          <table:table-cell office:value-type="float" office:value="0.963509" calcext:value-type="float">
            <text:p>0.963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0" calcext:value-type="float">
            <text:p>40</text:p>
          </table:table-cell>
          <table:table-cell office:value-type="float" office:value="0.995797" calcext:value-type="float">
            <text:p>0.995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0" calcext:value-type="float">
            <text:p>30</text:p>
          </table:table-cell>
          <table:table-cell office:value-type="float" office:value="1.0478" calcext:value-type="float">
            <text:p>1.0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0" calcext:value-type="float">
            <text:p>20</text:p>
          </table:table-cell>
          <table:table-cell office:value-type="float" office:value="1.18182" calcext:value-type="float">
            <text:p>1.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" calcext:value-type="float">
            <text:p>10</text:p>
          </table:table-cell>
          <table:table-cell office:value-type="float" office:value="1.56757" calcext:value-type="float">
            <text:p>1.56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" calcext:value-type="float">
            <text:p>9</text:p>
          </table:table-cell>
          <table:table-cell office:value-type="float" office:value="1.62811" calcext:value-type="float">
            <text:p>1.62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" calcext:value-type="float">
            <text:p>8</text:p>
          </table:table-cell>
          <table:table-cell office:value-type="float" office:value="1.66809" calcext:value-type="float">
            <text:p>1.66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" calcext:value-type="float">
            <text:p>7</text:p>
          </table:table-cell>
          <table:table-cell office:value-type="float" office:value="1.8173" calcext:value-type="float">
            <text:p>1.8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" calcext:value-type="float">
            <text:p>6</text:p>
          </table:table-cell>
          <table:table-cell office:value-type="float" office:value="2.09664" calcext:value-type="float">
            <text:p>2.09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" calcext:value-type="float">
            <text:p>5</text:p>
          </table:table-cell>
          <table:table-cell office:value-type="float" office:value="2.48735" calcext:value-type="float">
            <text:p>2.4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" calcext:value-type="float">
            <text:p>4</text:p>
          </table:table-cell>
          <table:table-cell office:value-type="float" office:value="3.00937" calcext:value-type="float">
            <text:p>3.00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" calcext:value-type="float">
            <text:p>3</text:p>
          </table:table-cell>
          <table:table-cell office:value-type="float" office:value="4.28696" calcext:value-type="float">
            <text:p>4.2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" calcext:value-type="float">
            <text:p>2</text:p>
          </table:table-cell>
          <table:table-cell office:value-type="float" office:value="7.2984" calcext:value-type="float">
            <text:p>7.2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" calcext:value-type="float">
            <text:p>1</text:p>
          </table:table-cell>
          <table:table-cell office:value-type="float" office:value="7.34731" calcext:value-type="float">
            <text:p>7.3473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7T13:35:00.856993503</dc:date>
    <meta:editing-duration>PT9M36S</meta:editing-duration>
    <meta:editing-cycles>1</meta:editing-cycles>
    <meta:document-statistic meta:table-count="1" meta:cell-count="435" meta:object-count="0"/>
    <meta:generator>LibreOffice/4.4.0.3$Linux_X86_64 LibreOffice_project/40m0$Build-3</meta:generator>
  </office:meta>
</office:document-meta>
</file>